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3.306cm" fo:min-width="2.04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9.148cm" fo:min-width="6.739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objectwithoutfill">
      <style:graphic-properties svg:stroke-width="0.081cm" svg:stroke-color="#5565af" draw:marker-start="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5.596cm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01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9.148cm" fo:min-width="10.168cm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0.893cm" fo:min-width="9.406cm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893cm" fo:min-width="8.771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text-properties fo:font-size="15pt"/>
    </style:style>
    <style:style style:name="P4" style:family="paragraph">
      <loext:graphic-properties draw:fill="none" draw:fill-color="#ffffff"/>
      <style:text-properties fo:font-size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-color="#ed1c24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3.556cm" svg:x="2.27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3.556cm" svg:x="2.651cm" svg:y="1.8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3.556cm" svg:x="3.159cm" svg:y="2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39cm" svg:height="9.398cm" svg:x="3.667cm" svg:y="7.73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191cm" svg:height="2.603cm" svg:x="5.971cm" svg:y="1.327cm">
          <draw:text-box>
            <text:p text:style-name="P3">Páginas producidas por la herramienta de búsqueda</text:p>
          </draw:text-box>
        </draw:frame>
        <draw:line draw:style-name="gr4" draw:text-style-name="P5" draw:layer="layout" svg:x1="4.937cm" svg:y1="5.826cm" svg:x2="5.064cm" svg:y2="7.604cm">
          <text:p/>
        </draw:line>
        <draw:custom-shape draw:style-name="gr5" draw:text-style-name="P7" draw:layer="layout" svg:width="6.096cm" svg:height="0.889cm" svg:x="4.175cm" svg:y="8.366cm">
          <text:p text:style-name="P6"><text:span text:style-name="T1">Work blurb group 1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096cm" svg:height="0.889cm" svg:x="4.175cm" svg:y="9.509cm">
          <text:p text:style-name="P6"><text:span text:style-name="T1">Work blurb group 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096cm" svg:height="0.889cm" svg:x="4.175cm" svg:y="10.652cm">
          <text:p text:style-name="P6"><text:span text:style-name="T1">Work blurb group 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096cm" svg:height="0.889cm" svg:x="4.175cm" svg:y="11.795cm">
          <text:p text:style-name="P6"><text:span text:style-name="T1">Work blurb group 4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096cm" svg:height="0.889cm" svg:x="4.175cm" svg:y="12.938cm">
          <text:p text:style-name="P6"><text:span text:style-name="T1">Work blurb group 5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096cm" svg:height="0.889cm" svg:x="4.175cm" svg:y="14.081cm">
          <text:p text:style-name="P6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096cm" svg:height="0.889cm" svg:x="4.175cm" svg:y="15.859cm">
          <text:p text:style-name="P6"><text:span text:style-name="T1">Work blurb group 20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.525cm" svg:y1="8.747cm" svg:x2="11.795cm" svg:y2="8.62cm">
          <text:p/>
        </draw:line>
        <draw:frame draw:style-name="gr7" draw:text-style-name="P4" draw:layer="layout" svg:width="3.556cm" svg:height="1.651cm" svg:x="11.795cm" svg:y="7.858cm">
          <draw:text-box>
            <text:p text:style-name="P3">Identificador del fanfic</text:p>
          </draw:text-box>
        </draw:frame>
        <draw:custom-shape draw:style-name="gr8" draw:text-style-name="P2" draw:layer="layout" svg:width="10.668cm" svg:height="9.398cm" svg:x="16.875cm" svg:y="7.6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9.906cm" svg:height="1.143cm" svg:x="17.256cm" svg:y="7.985cm">
          <text:p text:style-name="P6"><text:span text:style-name="T1">Archiveofourown.org/works/identificador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5.224cm" svg:y1="8.62cm" svg:x2="17.002cm" svg:y2="8.493cm">
          <text:p/>
        </draw:line>
        <draw:custom-shape draw:style-name="gr10" draw:text-style-name="P8" draw:layer="layout" svg:width="9.271cm" svg:height="1.143cm" svg:x="17.383cm" svg:y="10.652cm">
          <text:p text:style-name="P6"><text:span text:style-name="T1">Link de descarga de archivo HTM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21:16:08.075869429</meta:creation-date>
    <dc:date>2020-10-20T21:27:42.213948613</dc:date>
    <meta:editing-duration>PT1M24S</meta:editing-duration>
    <meta:editing-cycles>1</meta:editing-cycles>
    <meta:generator>LibreOffice/6.0.7.3$Linux_X86_64 LibreOffice_project/00m0$Build-3</meta:generator>
    <meta:document-statistic meta:object-count="19"/>
  </office:meta>
</office:document-meta>
</file>